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1.338cm" fo:min-width="4.898cm" loext:decorative="false"/>
      <style:paragraph-properties style:writing-mode="lr-tb"/>
    </style:style>
    <style:style style:name="gr2" style:family="graphic" style:parent-style-name="standard">
      <style:graphic-properties draw:fill-color="#a1467e" draw:textarea-horizontal-align="justify" draw:textarea-vertical-align="middle" draw:auto-grow-height="false" fo:min-height="0.611cm" fo:min-width="6.71cm" loext:decorative="false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standard">
      <style:graphic-properties draw:fill-color="#81aca6" draw:textarea-horizontal-align="justify" draw:textarea-vertical-align="middle" draw:auto-grow-height="false" fo:min-height="1.338cm" fo:min-width="4.898cm" loext:decorative="false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standard">
      <style:graphic-properties draw:fill-color="#ffb66c" draw:textarea-horizontal-align="justify" draw:textarea-vertical-align="middle" draw:auto-grow-height="false" fo:min-height="0.544cm" fo:min-width="2.834cm" loext:decorative="false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8" style:family="graphic" style:parent-style-name="standard">
      <style:graphic-properties draw:fill-color="#81aca6" draw:textarea-horizontal-align="justify" draw:textarea-vertical-align="middle" draw:auto-grow-height="false" fo:min-height="1.337cm" fo:min-width="3.31cm" loext:decorative="false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bottom" loext:decorative="false"/>
      <style:paragraph-properties style:writing-mode="lr-tb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" style:family="graphic" style:parent-style-name="standard">
      <style:graphic-properties draw:fill-color="#81aca6" draw:textarea-horizontal-align="justify" draw:textarea-vertical-align="middle" draw:auto-grow-height="false" fo:min-height="1.337cm" fo:min-width="4.898cm" loext:decorative="false"/>
      <style:paragraph-properties style:writing-mode="lr-tb"/>
    </style:style>
    <style:style style:name="gr12" style:family="graphic" style:parent-style-name="objectwithoutfill">
      <style:graphic-properties draw:marker-end="Arrowheads_20_7" draw:marker-end-width="0.3cm" draw:fill="none" draw:textarea-vertical-align="middle" loext:decorative="false"/>
      <style:paragraph-properties style:writing-mode="lr-tb"/>
    </style:style>
    <style:style style:name="gr13" style:family="graphic" style:parent-style-name="standard">
      <style:graphic-properties draw:fill-color="#ffb66c" draw:textarea-horizontal-align="justify" draw:textarea-vertical-align="middle" draw:auto-grow-height="false" fo:min-height="0.862cm" fo:min-width="2.199cm" loext:decorative="false"/>
      <style:paragraph-properties style:writing-mode="lr-tb"/>
    </style:style>
    <style:style style:name="gr14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9" draw:marker-end-width="0.3cm" draw:fill="none" draw:textarea-vertical-align="bottom" loext:decorative="false"/>
      <style:paragraph-properties style:writing-mode="lr-tb"/>
    </style:style>
    <style:style style:name="gr16" style:family="graphic" style:parent-style-name="objectwithoutfill">
      <style:graphic-properties draw:marker-end="Arrowheads_20_10" draw:marker-end-width="0.3cm" draw:fill="none" draw:textarea-vertical-align="bottom" loext:decorative="false"/>
      <style:paragraph-properties style:writing-mode="lr-tb"/>
    </style:style>
    <style:style style:name="gr17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2" draw:marker-end-width="0.3cm" draw:fill="none" draw:textarea-vertical-align="middle" loext:decorative="false"/>
      <style:paragraph-properties style:writing-mode="lr-tb"/>
    </style:style>
    <style:style style:name="gr19" style:family="graphic" style:parent-style-name="standard">
      <style:graphic-properties draw:fill-color="#a1467e" draw:textarea-horizontal-align="justify" draw:textarea-vertical-align="middle" draw:auto-grow-height="false" fo:min-height="0.61cm" fo:min-width="4.805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61cm" fo:min-width="4.805cm" loext:decorative="false"/>
      <style:paragraph-properties style:writing-mode="lr-tb"/>
    </style:style>
    <style:style style:name="gr2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4" style:family="graphic" style:parent-style-name="standard">
      <style:graphic-properties draw:fill-color="#81aca6" draw:textarea-horizontal-align="justify" draw:textarea-vertical-align="middle" draw:auto-grow-height="false" fo:min-height="1.337cm" fo:min-width="4.897cm" loext:decorative="false"/>
      <style:paragraph-properties style:writing-mode="lr-tb"/>
    </style:style>
    <style:style style:name="gr25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7" style:family="graphic" style:parent-style-name="standard">
      <style:graphic-properties draw:fill-color="#a1467e" draw:textarea-horizontal-align="justify" draw:textarea-vertical-align="middle" draw:auto-grow-height="false" fo:min-height="0.611cm" fo:min-width="5.441cm" loext:decorative="false"/>
      <style:paragraph-properties style:writing-mode="lr-tb"/>
    </style:style>
    <style:style style:name="gr28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start="Arrowheads_20_22" draw:marker-end="Arrowheads_20_21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b2b2b2"/>
      <style:paragraph-properties fo:text-align="center"/>
      <style:text-properties fo:font-size="12pt"/>
    </style:style>
    <style:style style:name="P3" style:family="paragraph">
      <loext:graphic-properties draw:fill-color="#a1467e"/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loext:graphic-properties draw:fill-color="#81aca6"/>
      <style:paragraph-properties fo:text-align="center"/>
      <style:text-properties fo:font-size="12pt"/>
    </style:style>
    <style:style style:name="P6" style:family="paragraph">
      <loext:graphic-properties draw:fill-color="#ffb66c"/>
      <style:paragraph-properties fo:text-align="center"/>
      <style:text-properties fo:font-size="12pt"/>
    </style:style>
    <style:style style:name="P7" style:family="paragraph">
      <style:paragraph-properties fo:text-align="start"/>
      <style:text-properties fo:font-size="12pt"/>
    </style:style>
    <style:style style:name="P8" style:family="paragraph">
      <loext:graphic-properties draw:fill="none"/>
      <style:paragraph-properties fo:text-align="start"/>
      <style:text-properties fo:font-size="12pt"/>
    </style:style>
    <style:style style:name="T1" style:family="text">
      <style:text-properties fo:color="#3465a4" loext:opacity="100%"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b85c00" loext:opacity="100%" fo:font-weight="bold" style:font-weight-asian="bold" style:font-weight-complex="bold"/>
    </style:style>
    <style:style style:name="T4" style:family="text">
      <style:text-properties fo:color="#127622" loext:opacity="100%" fo:font-weight="bold" style:font-weight-asian="bold" style:font-weight-complex="bold"/>
    </style:style>
    <style:style style:name="T5" style:family="text">
      <style:text-properties fo:color="#666666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398cm" svg:height="1.588cm" svg:x="8.002cm" svg:y="4.822cm">
          <text:p text:style-name="P1">connectionMode:</text:p>
          <text:p text:style-name="P1">nul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7.302cm" svg:height="0.953cm" svg:x="7.05cm" svg:y="7.362cm">
          <text:p text:style-name="P1">User starts connection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onnector draw:style-name="gr3" draw:text-style-name="P4" draw:layer="layout" svg:x1="10.701cm" svg:y1="6.41cm" svg:x2="10.701cm" svg:y2="7.362cm" draw:start-shape="id1" draw:start-glue-point="6" draw:end-shape="id2" draw:end-glue-point="0" svg:d="M10701 6410v952" svg:viewBox="0 0 1 953">
          <text:p/>
        </draw:connector>
        <draw:custom-shape draw:style-name="gr4" draw:text-style-name="P5" xml:id="id3" draw:id="id3" draw:layer="layout" svg:width="5.398cm" svg:height="1.588cm" svg:x="8.002cm" svg:y="9.267cm">
          <text:p text:style-name="P1">connectionMode:</text:p>
          <text:p text:style-name="P1"><text:span text:style-name="T1">Connec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4" draw:layer="layout" svg:x1="10.701cm" svg:y1="8.315cm" svg:x2="10.701cm" svg:y2="9.267cm" draw:start-shape="id2" draw:start-glue-point="2" draw:end-shape="id3" draw:end-glue-point="4" svg:d="M10701 8315v952" svg:viewBox="0 0 1 953">
          <text:p/>
        </draw:connector>
        <draw:custom-shape draw:style-name="gr6" draw:text-style-name="P6" xml:id="id4" draw:id="id4" draw:layer="layout" svg:width="6.668cm" svg:height="1.588cm" svg:x="7.367cm" svg:y="11.807cm">
          <text:p text:style-name="P1">Acknowledged in tim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4" draw:layer="layout" svg:x1="10.701cm" svg:y1="10.855cm" svg:x2="10.701cm" svg:y2="11.807cm" draw:start-shape="id3" draw:start-glue-point="6" draw:end-shape="id4" draw:end-glue-point="4" svg:d="M10701 10855v952" svg:viewBox="0 0 1 953">
          <text:p/>
        </draw:connector>
        <draw:custom-shape draw:style-name="gr8" draw:text-style-name="P5" xml:id="id5" draw:id="id5" draw:layer="layout" svg:width="3.81cm" svg:height="1.587cm" svg:x="15.622cm" svg:y="11.807cm">
          <text:p text:style-name="P1">connectionMode:</text:p>
          <text:p text:style-name="P1"><text:span text:style-name="T2">Failed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4.035cm" svg:y1="12.601cm" svg:x2="15.622cm" svg:y2="12.6cm" draw:start-shape="id4" draw:start-glue-point="7" draw:end-shape="id5" draw:end-glue-point="3" svg:d="M14035 12601h794v-1h793" svg:viewBox="0 0 1588 2">
          <text:p text:style-name="P7">No</text:p>
        </draw:connector>
        <draw:connector draw:style-name="gr10" draw:text-style-name="P4" xml:id="id13" draw:id="id13" draw:layer="layout" svg:x1="17.527cm" svg:y1="11.807cm" svg:x2="14.352cm" svg:y2="7.839cm" draw:start-shape="id5" draw:start-glue-point="0" draw:end-shape="id2" draw:end-glue-point="7" svg:d="M17527 11807v-3968h-3175" svg:viewBox="0 0 3176 3969">
          <text:p/>
        </draw:connector>
        <draw:custom-shape draw:style-name="gr11" draw:text-style-name="P5" xml:id="id6" draw:id="id6" draw:layer="layout" svg:width="5.398cm" svg:height="1.587cm" svg:x="8.002cm" svg:y="14.347cm">
          <text:p text:style-name="P1">connectionMode:</text:p>
          <text:p text:style-name="P1"><text:span text:style-name="T1">Wai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svg:x1="10.701cm" svg:y1="13.395cm" svg:x2="10.701cm" svg:y2="14.347cm" draw:start-shape="id4" draw:start-glue-point="6" draw:end-shape="id6" draw:end-glue-point="4" svg:d="M10701 13395v952" svg:viewBox="0 0 1 953">
          <text:p text:style-name="P1">Yes</text:p>
        </draw:connector>
        <draw:custom-shape draw:style-name="gr13" draw:text-style-name="P6" xml:id="id7" draw:id="id7" draw:layer="layout" svg:width="5.397cm" svg:height="2.222cm" svg:x="8.002cm" svg:y="16.887cm">
          <text:p text:style-name="P1">Connection accepted by us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4" draw:text-style-name="P4" draw:layer="layout" svg:x1="10.701cm" svg:y1="15.934cm" svg:x2="10.701cm" svg:y2="16.887cm" draw:start-shape="id6" draw:start-glue-point="6" draw:end-shape="id7" draw:end-glue-point="4" svg:d="M10701 15934v953" svg:viewBox="0 0 1 954">
          <text:p/>
        </draw:connector>
        <draw:connector draw:style-name="gr15" draw:text-style-name="P8" draw:layer="layout" svg:x1="13.399cm" svg:y1="17.998cm" svg:x2="17.527cm" svg:y2="13.394cm" draw:start-shape="id7" draw:start-glue-point="7" draw:end-shape="id5" draw:end-glue-point="2" svg:d="M13399 17998h4128v-4604" svg:viewBox="0 0 4129 4605">
          <text:p text:style-name="P7">Times out</text:p>
        </draw:connector>
        <draw:custom-shape draw:style-name="gr8" draw:text-style-name="P5" xml:id="id8" draw:id="id8" draw:layer="layout" svg:width="3.81cm" svg:height="1.587cm" svg:x="2.605cm" svg:y="17.205cm">
          <text:p text:style-name="P1">connectionMode:</text:p>
          <text:p text:style-name="P1"><text:span text:style-name="T3">Rejec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4" draw:layer="layout" svg:x1="8.002cm" svg:y1="17.998cm" svg:x2="6.415cm" svg:y2="17.999cm" draw:start-shape="id7" draw:start-glue-point="5" draw:end-shape="id8" draw:end-glue-point="7" svg:d="M8002 17998h-793v1h-794" svg:viewBox="0 0 1588 2">
          <text:p text:style-name="P1">No</text:p>
        </draw:connector>
        <draw:connector draw:style-name="gr17" draw:text-style-name="P4" draw:layer="layout" svg:x1="4.51cm" svg:y1="17.205cm" svg:x2="7.05cm" svg:y2="7.839cm" draw:start-shape="id8" draw:start-glue-point="4" draw:end-shape="id2" draw:end-glue-point="5" svg:d="M4510 17205v-9366h2540" svg:viewBox="0 0 2541 9367">
          <text:p/>
        </draw:connector>
        <draw:custom-shape draw:style-name="gr4" draw:text-style-name="P5" xml:id="id9" draw:id="id9" draw:layer="layout" svg:width="5.398cm" svg:height="1.588cm" svg:x="8.002cm" svg:y="20.062cm">
          <text:p text:style-name="P1">connectionMode:</text:p>
          <text:p text:style-name="P1"><text:span text:style-name="T4">Connec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4" draw:layer="layout" svg:x1="10.701cm" svg:y1="19.109cm" svg:x2="10.701cm" svg:y2="20.062cm" draw:start-shape="id7" draw:start-glue-point="6" draw:end-shape="id9" draw:end-glue-point="4" svg:d="M10701 19109v953" svg:viewBox="0 0 1 954">
          <text:p text:style-name="P1">Yes</text:p>
        </draw:connector>
        <draw:custom-shape draw:style-name="gr19" draw:text-style-name="P3" xml:id="id10" draw:id="id10" draw:layer="layout" svg:width="5.397cm" svg:height="0.952cm" svg:x="4.51cm" svg:y="22.603cm">
          <text:p text:style-name="P1">Disconnect by local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20" draw:text-style-name="P1" xml:id="id11" draw:id="id11" draw:layer="layout" svg:width="5.397cm" svg:height="0.952cm" svg:x="11.495cm" svg:y="22.603cm">
          <text:p text:style-name="P1">Disconnect by remote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onnector draw:style-name="gr21" draw:text-style-name="P4" draw:layer="layout" svg:x1="8.002cm" svg:y1="20.856cm" svg:x2="7.208cm" svg:y2="22.603cm" draw:start-shape="id9" draw:start-glue-point="5" draw:end-shape="id10" draw:end-glue-point="0" svg:d="M8002 20856h-794v1747" svg:viewBox="0 0 795 1748">
          <text:p/>
        </draw:connector>
        <draw:connector draw:style-name="gr22" draw:text-style-name="P4" draw:layer="layout" svg:x1="13.4cm" svg:y1="20.856cm" svg:x2="14.193cm" svg:y2="22.603cm" draw:start-shape="id9" draw:start-glue-point="7" draw:end-shape="id11" draw:end-glue-point="0" svg:d="M13400 20856h793v1747" svg:viewBox="0 0 794 1748">
          <text:p/>
        </draw:connector>
        <draw:connector draw:style-name="gr23" draw:text-style-name="P4" draw:layer="layout" draw:line-skew="-2.356cm" svg:x1="4.51cm" svg:y1="23.079cm" svg:x2="8.002cm" svg:y2="5.616cm" draw:start-shape="id10" draw:start-glue-point="5" draw:end-shape="id1" draw:end-glue-point="5" svg:d="M4510 23079h-2858v-17463h6350" svg:viewBox="0 0 6351 17464">
          <text:p/>
        </draw:connector>
        <draw:custom-shape draw:style-name="gr24" draw:text-style-name="P5" xml:id="id12" draw:id="id12" draw:layer="layout" svg:width="5.397cm" svg:height="1.587cm" svg:x="11.495cm" svg:y="24.508cm">
          <text:p text:style-name="P1">connectionMode:</text:p>
          <text:p text:style-name="P1"><text:span text:style-name="T5">Disconnec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4" draw:layer="layout" svg:x1="14.193cm" svg:y1="23.555cm" svg:x2="14.194cm" svg:y2="24.508cm" draw:start-shape="id11" draw:start-glue-point="2" draw:end-shape="id12" draw:end-glue-point="4" svg:d="M14193 23555v477h1v476" svg:viewBox="0 0 2 954">
          <text:p/>
        </draw:connector>
        <draw:connector draw:style-name="gr26" draw:text-style-name="P4" draw:layer="layout" draw:line-skew="2.039cm" svg:x1="16.892cm" svg:y1="25.302cm" svg:x2="17.527cm" svg:y2="7.839cm" draw:start-shape="id12" draw:start-glue-point="7" draw:end-shape="id13" draw:end-glue-point="0" svg:d="M16892 25302h3175v-17463h-2540" svg:viewBox="0 0 3176 17464">
          <text:p/>
        </draw:connector>
        <draw:custom-shape draw:style-name="gr27" draw:text-style-name="P3" xml:id="id14" draw:id="id14" draw:layer="layout" svg:width="6.033cm" svg:height="0.953cm" svg:x="14.017cm" svg:y="3.857cm">
          <text:p text:style-name="P1">User aborts process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onnector draw:style-name="gr28" draw:text-style-name="P4" draw:layer="layout" svg:x1="17.033cm" svg:y1="4.81cm" svg:x2="13.4cm" svg:y2="5.616cm" draw:start-shape="id14" draw:start-glue-point="2" draw:end-shape="id1" draw:end-glue-point="7" svg:d="M17033 4810v806h-3633" svg:viewBox="0 0 3634 807">
          <text:p/>
        </draw:connector>
        <draw:connector draw:style-name="gr29" draw:text-style-name="P4" draw:layer="layout" draw:type="line" svg:x1="17.039cm" svg:y1="2.474cm" svg:x2="17.033cm" svg:y2="3.857cm" draw:end-shape="id14" draw:end-glue-point="0" svg:d="M17039 2474l-6 1383" svg:viewBox="0 0 7 1384">
          <text:p/>
        </draw:connector>
        <draw:connector draw:style-name="gr30" draw:text-style-name="P4" draw:layer="layout" draw:type="line" svg:x1="13.4cm" svg:y1="10.061cm" svg:x2="14.685cm" svg:y2="10.055cm" draw:start-shape="id3" draw:start-glue-point="7" svg:d="M13400 10061l1285-6" svg:viewBox="0 0 1286 7">
          <text:p/>
        </draw:connector>
        <draw:connector draw:style-name="gr30" draw:text-style-name="P4" draw:layer="layout" draw:type="line" svg:x1="13.4cm" svg:y1="15.141cm" svg:x2="14.738cm" svg:y2="15.161cm" draw:start-shape="id6" draw:start-glue-point="7" svg:d="M13400 15141l1338 20" svg:viewBox="0 0 1339 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3000 6000" svg:d="M1500 0l1500 3000-1500 3000-1500-3000zM1500 447l-1276 2553 1276 2553 1276-2553z"/>
    <draw:marker draw:name="Arrowheads_20_23" draw:display-name="Arrowheads 2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17T19:54:27.032000000</meta:creation-date>
    <dc:date>2025-04-17T20:32:54.651000000</dc:date>
    <meta:editing-duration>PT6M35S</meta:editing-duration>
    <meta:editing-cycles>1</meta:editing-cycles>
    <meta:document-statistic meta:object-count="33"/>
    <meta:generator>LibreOffice/24.8.0.3$Windows_X86_64 LibreOffice_project/0bdf1299c94fe897b119f97f3c613e9dca6be583</meta:generator>
  </office:meta>
</office:document-meta>
</file>